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3de2" officeooo:paragraph-rsid="001a3de2"/>
    </style:style>
    <style:style style:name="P2" style:family="paragraph" style:parent-style-name="Standard">
      <style:text-properties style:text-underline-style="solid" style:text-underline-width="auto" style:text-underline-color="font-color" officeooo:rsid="001a3de2" officeooo:paragraph-rsid="001a3de2"/>
    </style:style>
    <style:style style:name="P3" style:family="paragraph" style:parent-style-name="Standard">
      <style:text-properties style:text-underline-style="solid" style:text-underline-width="auto" style:text-underline-color="font-color" officeooo:rsid="001bf4a7" officeooo:paragraph-rsid="001bf4a7"/>
    </style:style>
    <style:style style:name="P4" style:family="paragraph" style:parent-style-name="Standard">
      <style:text-properties officeooo:rsid="001bf4a7" officeooo:paragraph-rsid="001bf4a7"/>
    </style:style>
    <style:style style:name="P5" style:family="paragraph" style:parent-style-name="Standard">
      <style:text-properties officeooo:rsid="001d8cf0" officeooo:paragraph-rsid="001d8cf0"/>
    </style:style>
    <style:style style:name="P6" style:family="paragraph" style:parent-style-name="Standard">
      <style:text-properties officeooo:rsid="001d8cf0" officeooo:paragraph-rsid="001f7be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f4a7"/>
    </style:style>
    <style:style style:name="T3" style:family="text">
      <style:text-properties officeooo:rsid="001d8cf0"/>
    </style:style>
    <style:style style:name="T4" style:family="text">
      <style:text-properties officeooo:rsid="001f7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éciser les onglets du menu principal</text:p>
      <text:p text:style-name="P2"/>
      <text:p text:style-name="P3">Définir les différents rôles et les différents droits accordés à ces rôles</text:p>
      <text:p text:style-name="P2"/>
      <text:p text:style-name="P2">2 Thématiques : Nouveaux élèves/ Anciens élèves</text:p>
      <text:p text:style-name="P1"/>
      <text:p text:style-name="P1">Comment cela s'exprime sur le site internet ? Va t-il y avoir 2 onglets différents ? Quelles sont les fonctionnalités pour les différentes thématiques ?</text:p>
      <text:p text:style-name="P1"/>
      <text:p text:style-name="P1">Accueil :</text:p>
      <text:p text:style-name="P1"/>
      <text:p text:style-name="P1"><text:span text:style-name="T1">Détailler le contenu de la page d'accueil</text:span> :</text:p>
      <text:p text:style-name="P1"><text:tab/>Vidéo : Combien de vidéos ? Quels types de vidéos ? Est ce que la/les vidéos sur la page d'accueil doit être présent ailleurs sur le site (onglet vidéo, ….)?</text:p>
      <text:p text:style-name="P1"><text:tab/><text:span text:style-name="T3">Événements</text:span> : Combien <text:span text:style-name="T3">d’événements</text:span> ? <text:s/>Est ce que la/les <text:span text:style-name="T3">événements</text:span> sur la page d'accueil doit être présent ailleurs sur le site (onglet vidéo, ….) ?</text:p>
      <text:p text:style-name="P1"><text:tab/>Détailler les champs du contenu (Titre, date, …)</text:p>
      <text:p text:style-name="P1"/>
      <text:p text:style-name="P1"><text:span text:style-name="T1">Sous-rubriques page d'accueil</text:span> :Parle t-on de contenu supplémentaire sur la page d'accueil ou des onglets du menu principal ?</text:p>
      <text:p text:style-name="P1"/>
      <text:p text:style-name="P1"><text:span text:style-name="T1">Profil</text:span> : Quels types d'informations doivent être présent dans la page de profil de l'utilisateur ? Préciser les informations contenus dans le mail (CNIL) ?</text:p>
      <text:p text:style-name="P1"/>
      <text:p text:style-name="P1"><text:span text:style-name="T1">Planning</text:span> : Où le <text:span text:style-name="T2">planning</text:span> doi<text:span text:style-name="T2">t</text:span>-<text:span text:style-name="T2">il</text:span> apparaître(lien de menu, ...)  ? <text:span text:style-name="T2">Quel type de contenu principal et quels sont les type de contenu qui s'y rattachent? Comment s'exprime le rappel de passage de certif ? Est-ce un type de contenu, un événement dans le calendrier?Comment se fait le rappel?Qu'est ce qu'il doit y avoir dans le rappel ? </text:span></text:p>
      <text:p text:style-name="P1"/>
      <text:p text:style-name="P4">Formation : Où cela doit-il apparaître (lien de menu, page profil utilisateur,...) ? Où sont placés les supports de cours ? Quel mode d'affichage pour les supports de cours (<text:span text:style-name="T3">PDF</text:span>, .doc, page internet,…) ? Comment cela s'organise t-il( est-ce téléchargeable, qui rentre le support, où) ?</text:p>
      <text:p text:style-name="P4"/>
      <text:p text:style-name="P4">Examen : <text:span text:style-name="T3">Les examens doivent-ils apparaître dans le calendrier?Quels champs doivent apparaître dans l'examen ? Où doivent apparaître les résultats (onglets, page de profil, …) ?</text:span></text:p>
      <text:p text:style-name="P4"/>
      <text:p text:style-name="P5">Forum : Préciser qui peut voir et poster sur forum ? Quels sont les sous rubriques du forum ? Qui peut créer des sujets sur le forum ?</text:p>
      <text:p text:style-name="P5"/>
      <text:p text:style-name="P5">Anciens élèves : Comment les élèves vont rentrer les informations et où ?Où les informations doivent-elles apparaître(lien de menu, …) ? Précision sur la demande de stagiaire et d'alternant.</text:p>
      <text:p text:style-name="P5"/>
      <text:p text:style-name="P5"><text:tab/><text:span text:style-name="T4">Infos <text:s/>persos : Nom, prenom, adresse postale, mail, telephone, </text:span></text:p>
      <text:p text:style-name="P5"><text:tab/><text:span text:style-name="T4">Vie professionnelle : Société, adresse, depuis quand, fonction, salaire, statut,</text:span></text:p>
      <text:p text:style-name="P6"><text:tab/><text:span text:style-name="T4">Vos besoins : Un tableau stagiaire : Préciser le cursus dont ils ont besoin, <text:s/>le nombre, Les critères de recherche sur le candidat, quand</text:span></text:p>
      <text:p text:style-name="P6"><text:span text:style-name="T4"><text:tab/><text:tab/><text:tab/>Un tableau alternant : Préciser le cursus , le nombre, Les critères de recherche sur le candidat, quand</text:span></text:p>
      <text:p text:style-name="P5"/>
      <text:p text:style-name="P5">Gestion des élèves : Qui rentre les comptes ? Comment se fait la gestion des anciens/nouveaux élèves ?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0:33:47.664327760</meta:creation-date>
    <dc:date>2014-06-18T12:05:28.447507708</dc:date>
    <meta:editing-duration>PT1H49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2" meta:paragraph-count="21" meta:word-count="433" meta:character-count="2608" meta:non-whitespace-character-count="2181"/>
  </office:meta>
</office:document-meta>
</file>